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1e4cae" officeooo:paragraph-rsid="001e4cae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dy website, header image in the background, focus slightly to the right,<text:line-break/><text:span text:style-name="T1">a</text:span>daptive</text:p>
      <text:p text:style-name="P1"/>
      <text:p text:style-name="P1">Готовый сайт, <text:span text:style-name="T1">header </text:span>картинка фоном, фокусировка немного вправо,</text:p>
      <text:p text:style-name="P1">адаптив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24T13:32:36.560000000</meta:creation-date>
    <dc:date>2024-03-24T13:35:29.228000000</dc:date>
    <meta:editing-duration>PT2M54S</meta:editing-duration>
    <meta:editing-cycles>1</meta:editing-cycles>
    <meta:document-statistic meta:table-count="0" meta:image-count="0" meta:object-count="0" meta:page-count="1" meta:paragraph-count="3" meta:word-count="22" meta:character-count="156" meta:non-whitespace-character-count="137"/>
    <meta:generator>LibreOffice/7.5.2.2$Windows_X86_64 LibreOffice_project/53bb9681a964705cf672590721dbc85eb4d0c3a2</meta:generator>
  </office:meta>
</office:document-meta>
</file>